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44">
      <style:drawing-page-properties draw:fill="bitmap" draw:fill-image-name="a9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bitmap" draw:fill-image-name="a9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3">
      <style:drawing-page-properties draw:fill="bitmap" draw:fill-image-name="a10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bitmap" draw:fill-image-name="a10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5">
      <style:drawing-page-properties draw:fill="bitmap" draw:fill-image-name="a10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bitmap" draw:fill-image-name="a9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bitmap" draw:fill-image-name="a10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bitmap" draw:fill-image-name="a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bitmap" draw:fill-image-name="a9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bitmap" draw:fill-image-name="a10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819" draw:master-page-name="Master1-Layout2-obj-Title-and-Content" presentation:presentation-page-layout-name="Master1-PPL2" draw:id="Slide-257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SQL</text:span></text:p>
          </draw:text-box>
          <svg:title/>
          <svg:desc/>
        </draw:frame>
        <draw:frame draw:id="id230" presentation:style-name="a838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Standardized Query Language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Declarative Language<text:s text:c="1"/>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Access / perform operations on many records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840" draw:master-page-name="Master1-Layout2-obj-Title-and-Content" presentation:presentation-page-layout-name="Master1-PPL2" draw:id="Slide-262">
        <draw:frame draw:id="id231" presentation:style-name="a843" draw:name="Title 1" svg:x="1.62326in" svg:y="0.75in" svg:width="10.9566in" svg:height="1.91667in" presentation:class="title" presentation:placeholder="false">
          <draw:text-box>
            <text:p text:style-name="a842" text:class-names="" text:cond-style-name=""><text:span text:style-name="a841" text:class-names="">SQL</text:span></text:p>
          </draw:text-box>
          <svg:title/>
          <svg:desc/>
        </draw:frame>
        <draw:frame draw:id="id232" presentation:style-name="a873" draw:name="Content Placeholder 2" svg:x="1.62326in" svg:y="2.91667in" svg:width="10.9566in" svg:height="3.4166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Code is NOT case sensitive <text:s text:c="1"/>(SQL == sql)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Text / string = single quotes =<text:s text:c="1"/></text:span><text:span text:style-name="a848" text:class-names="">‘’</text:span></text:p>
              </text:list-item>
            </text:list>
            <text:list text:style-name="a854">
              <text:list-item>
                <text:p text:style-name="a853" text:class-names="" text:cond-style-name=""><text:span text:style-name="a851" text:class-names="">Field name = double quotes =<text:s text:c="1"/></text:span><text:span text:style-name="a852" text:class-names="">“”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Comment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/*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his is a block of comments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*/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-- This is an inline comment</text:span></text:p>
              </text:list-item>
            </text:list>
          </draw:text-box>
          <svg:title/>
          <svg:desc/>
        </draw:frame>
      </draw:page>
      <draw:page draw:name="Slide8" draw:style-name="a875" draw:master-page-name="Master1-Layout2-obj-Title-and-Content" presentation:presentation-page-layout-name="Master1-PPL2" draw:id="Slide-263">
        <draw:frame draw:id="id233" presentation:style-name="a878" draw:name="Title 1" svg:x="1.62326in" svg:y="0.75in" svg:width="10.9566in" svg:height="1.91667in" presentation:class="title" presentation:placeholder="false">
          <draw:text-box>
            <text:p text:style-name="a877" text:class-names="" text:cond-style-name=""><text:span text:style-name="a876" text:class-names="">PSQL – Naming Columns</text:span></text:p>
          </draw:text-box>
          <svg:title/>
          <svg:desc/>
        </draw:frame>
        <draw:frame draw:id="id234" presentation:style-name="a885" draw:name="Content Placeholder 2" svg:x="1.62326in" svg:y="2.91667in" svg:width="10.9566in" svg:height="3.41667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PSQL has many reserved words, when creating tables choose names that do not conflict with these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887" draw:master-page-name="Master1-Layout2-obj-Title-and-Content" presentation:presentation-page-layout-name="Master1-PPL2" draw:id="Slide-264">
        <draw:frame draw:id="id235" presentation:style-name="a890" draw:name="Title 1" svg:x="1.62326in" svg:y="0.75in" svg:width="10.9566in" svg:height="1.91667in" presentation:class="title" presentation:placeholder="false">
          <draw:text-box>
            <text:p text:style-name="a889" text:class-names="" text:cond-style-name=""><text:span text:style-name="a888" text:class-names="">PSQL – Naming Columns</text:span></text:p>
          </draw:text-box>
          <svg:title/>
          <svg:desc/>
        </draw:frame>
        <draw:frame draw:id="id236" presentation:style-name="a912" draw:name="Content Placeholder 2" svg:x="1.62326in" svg:y="2.91667in" svg:width="10.9566in" svg:height="3.41667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Ensure the name is unique and does not exist as a reserved keyword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Keep the length to a maximum of 30 bytes—in practice this is 30 characters unless you are using multi-byte character set.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Names must begin with a letter and may not end with an underscore.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Only use letters, numbers and underscores in names.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Avoid the use of multiple consecutive underscores—these can be hard to read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Use underscores where you would naturally include a space in the name (first name becomes first_name).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10" draw:style-name="a914" draw:master-page-name="Master1-Layout3-secHead-Section-Header" presentation:presentation-page-layout-name="Master1-PPL3" draw:id="Slide-265">
        <draw:frame draw:id="id237" presentation:style-name="a917" draw:name="Title 3" svg:x="2.81308in" svg:y="2.91667in" svg:width="9.76678in" svg:height="2.30794in" presentation:class="title" presentation:placeholder="false">
          <draw:text-box>
            <text:p text:style-name="a916" text:class-names="" text:cond-style-name=""><text:span text:style-name="a915" text:class-names="">Query</text:span></text:p>
          </draw:text-box>
          <svg:title/>
          <svg:desc/>
        </draw:frame>
        <draw:frame draw:id="id238" presentation:style-name="a918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1" draw:style-name="a920" draw:master-page-name="Master1-Layout2-obj-Title-and-Content" presentation:presentation-page-layout-name="Master1-PPL2" draw:id="Slide-266">
        <draw:frame draw:id="id239" presentation:style-name="a923" draw:name="Title 3" svg:x="1.62326in" svg:y="0.75in" svg:width="10.9566in" svg:height="1.91667in" presentation:class="title" presentation:placeholder="false">
          <draw:text-box>
            <text:p text:style-name="a922" text:class-names="" text:cond-style-name=""><text:span text:style-name="a921" text:class-names="">Query Syntax</text:span></text:p>
          </draw:text-box>
          <svg:title/>
          <svg:desc/>
        </draw:frame>
        <draw:frame draw:id="id240" presentation:style-name="a942" draw:name="Content Placeholder 4" svg:x="1.62326in" svg:y="2.91667in" svg:width="10.9566in" svg:height="3.41667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Uppercase for Reserved keywords (e.g., SELECT, <text:s text:c="1"/>FROM, <text:s text:c="1"/>WHERE)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End each statement with a semicolon;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Statement should be on multiple lines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SELECT total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944" draw:master-page-name="Master1-Layout2-obj-Title-and-Content" presentation:presentation-page-layout-name="Master1-PPL2" draw:id="Slide-258">
        <draw:frame draw:id="id241" presentation:style-name="a947" draw:name="Title 1" svg:x="1.62326in" svg:y="0.75in" svg:width="10.9566in" svg:height="1.91667in" presentation:class="title" presentation:placeholder="false">
          <draw:text-box>
            <text:p text:style-name="a946" text:class-names="" text:cond-style-name=""><text:span text:style-name="a945" text:class-names="">SQL</text:span></text:p>
          </draw:text-box>
          <svg:title/>
          <svg:desc/>
        </draw:frame>
        <draw:frame draw:id="id242" presentation:style-name="a966" draw:name="Content Placeholder 2" svg:x="1.62326in" svg:y="2.91667in" svg:width="10.9566in" svg:height="3.41667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Select – What are the columns that you want returned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Columns names must be accurat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Separate columns with comma “,”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SELECT *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SELECT 1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5" draw:style-name="a968" draw:master-page-name="Master1-Layout2-obj-Title-and-Content" presentation:presentation-page-layout-name="Master1-PPL2" draw:id="Slide-260">
        <draw:frame draw:id="id243" presentation:style-name="a971" draw:name="Title 1" svg:x="1.62326in" svg:y="0.75in" svg:width="10.9566in" svg:height="1.91667in" presentation:class="title" presentation:placeholder="false">
          <draw:text-box>
            <text:p text:style-name="a970" text:class-names="" text:cond-style-name=""><text:span text:style-name="a969" text:class-names="">SQL - FROM</text:span></text:p>
          </draw:text-box>
          <svg:title/>
          <svg:desc/>
        </draw:frame>
        <draw:frame draw:id="id244" presentation:style-name="a984" draw:name="Content Placeholder 2" svg:x="1.62326in" svg:y="2.91667in" svg:width="10.9566in" svg:height="3.41667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Tables or Data Sources that you would like to perform operations on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If multiple data sources are listed, the result is the cross-join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986" draw:master-page-name="Master1-Layout2-obj-Title-and-Content" presentation:presentation-page-layout-name="Master1-PPL2" draw:id="Slide-259">
        <draw:frame draw:id="id245" presentation:style-name="a989" draw:name="Title 1" svg:x="1.62326in" svg:y="0.75in" svg:width="10.9566in" svg:height="1.91667in" presentation:class="title" presentation:placeholder="false">
          <draw:text-box>
            <text:p text:style-name="a988" text:class-names="" text:cond-style-name=""><text:span text:style-name="a987" text:class-names="">Code It</text:span></text:p>
          </draw:text-box>
          <svg:title/>
          <svg:desc/>
        </draw:frame>
        <draw:frame draw:id="id246" presentation:style-name="a993" draw:name="Content Placeholder 2" svg:x="1.62326in" svg:y="2.91667in" svg:width="10.9566in" svg:height="3.41667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SELECT total,<text:s text:c="1"/></text:span></text:p>
              </text:list-item>
            </text:list>
          </draw:text-box>
          <svg:title/>
          <svg:desc/>
        </draw:frame>
      </draw:page>
      <draw:page draw:name="Slide6" draw:style-name="a995" draw:master-page-name="Master1-Layout2-obj-Title-and-Content" presentation:presentation-page-layout-name="Master1-PPL2" draw:id="Slide-261">
        <draw:frame draw:id="id247" presentation:style-name="a998" draw:name="Title 1" svg:x="1.62326in" svg:y="0.75in" svg:width="10.9566in" svg:height="1.91667in" presentation:class="title" presentation:placeholder="false">
          <draw:text-box>
            <text:p text:style-name="a997" text:class-names="" text:cond-style-name=""><text:span text:style-name="a996" text:class-names="">Advanced Select</text:span></text:p>
          </draw:text-box>
          <svg:title/>
          <svg:desc/>
        </draw:frame>
        <draw:frame draw:id="id248" presentation:style-name="a1005" draw:name="Content Placeholder 2" svg:x="1.62326in" svg:y="2.91667in" svg:width="10.9566in" svg:height="3.41667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SELECT multiple columns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dd</text:span></text:p>
              </text:list-item>
            </text:list>
          </draw:text-box>
          <svg:title/>
          <svg:desc/>
        </draw:frame>
      </draw:page>
      <draw:page draw:name="Slide14" draw:style-name="a1007" draw:master-page-name="Master1-Layout2-obj-Title-and-Content" presentation:presentation-page-layout-name="Master1-PPL2" draw:id="Slide-269">
        <draw:frame draw:id="id249" presentation:style-name="a1010" draw:name="Title 1" svg:x="1.62326in" svg:y="0.75in" svg:width="10.9566in" svg:height="1.91667in" presentation:class="title" presentation:placeholder="false">
          <draw:text-box>
            <text:p text:style-name="a1009" text:class-names="" text:cond-style-name=""><text:span text:style-name="a1008" text:class-names="">SQL – Filter (Where)</text:span></text:p>
          </draw:text-box>
          <svg:title/>
          <svg:desc/>
        </draw:frame>
        <draw:frame draw:id="id250" presentation:style-name="a1011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18" draw:style-name="a1013" draw:master-page-name="Master1-Layout2-obj-Title-and-Content" presentation:presentation-page-layout-name="Master1-PPL2" draw:id="Slide-273">
        <draw:frame draw:id="id251" presentation:style-name="a1016" draw:name="Title 1" svg:x="1.62326in" svg:y="0.75in" svg:width="10.9566in" svg:height="1.91667in" presentation:class="title" presentation:placeholder="false">
          <draw:text-box>
            <text:p text:style-name="a1015" text:class-names="" text:cond-style-name=""><text:span text:style-name="a1014" text:class-names="">SQL – Filter (2.0)<text:line-break/></text:span></text:p>
          </draw:text-box>
          <svg:title/>
          <svg:desc/>
        </draw:frame>
        <draw:frame draw:id="id252" presentation:style-name="a1020" draw:name="Content Placeholder 2" svg:x="1.62326in" svg:y="2.91667in" svg:width="10.9566in" svg:height="3.41667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BETWEEN</text:span></text:p>
              </text:list-item>
            </text:list>
          </draw:text-box>
          <svg:title/>
          <svg:desc/>
        </draw:frame>
      </draw:page>
      <draw:page draw:name="Slide12" draw:style-name="a1022" draw:master-page-name="Master1-Layout2-obj-Title-and-Content" presentation:presentation-page-layout-name="Master1-PPL2" draw:id="Slide-267">
        <draw:frame draw:id="id253" presentation:style-name="a1025" draw:name="Title 1" svg:x="1.62326in" svg:y="0.75in" svg:width="10.9566in" svg:height="1.91667in" presentation:class="title" presentation:placeholder="false">
          <draw:text-box>
            <text:p text:style-name="a1024" text:class-names="" text:cond-style-name=""><text:span text:style-name="a1023" text:class-names="">SQL - Aggregations</text:span></text:p>
          </draw:text-box>
          <svg:title/>
          <svg:desc/>
        </draw:frame>
        <draw:frame draw:id="id254" presentation:style-name="a1032" draw:name="Content Placeholder 2" svg:x="1.62326in" svg:y="2.91667in" svg:width="10.9566in" svg:height="3.41667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GROUP BY clause allows for calculations to be performed over a common attribute.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13" draw:style-name="a1034" draw:master-page-name="Master1-Layout2-obj-Title-and-Content" presentation:presentation-page-layout-name="Master1-PPL2" draw:id="Slide-268">
        <draw:frame draw:id="id255" presentation:style-name="a1037" draw:name="Title 1" svg:x="1.62326in" svg:y="0.75in" svg:width="10.9566in" svg:height="1.91667in" presentation:class="title" presentation:placeholder="false">
          <draw:text-box>
            <text:p text:style-name="a1036" text:class-names="" text:cond-style-name=""><text:span text:style-name="a1035" text:class-names="">SQL – Pattern Matching</text:span></text:p>
          </draw:text-box>
          <svg:title/>
          <svg:desc/>
        </draw:frame>
        <draw:frame draw:id="id256" presentation:style-name="a1059" draw:name="Content Placeholder 2" svg:x="1.62326in" svg:y="2.91667in" svg:width="10.9566in" svg:height="3.41667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LIKE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here are two wildcards used in conjunction with the LIKE operator −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The percent sign “%”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The underscore “_”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The percent sign represents zero, one, or multiple numbers or characters.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The underscore represents a single number or character.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1061" draw:master-page-name="Master1-Layout2-obj-Title-and-Content" presentation:presentation-page-layout-name="Master1-PPL2" draw:id="Slide-271">
        <draw:frame draw:id="id257" presentation:style-name="a1064" draw:name="Title 1" svg:x="1.62326in" svg:y="0.75in" svg:width="10.9566in" svg:height="1.91667in" presentation:class="title" presentation:placeholder="false">
          <draw:text-box>
            <text:p text:style-name="a1063" text:class-names="" text:cond-style-name=""><text:span text:style-name="a1062" text:class-names="">SQL – Pattern Matching</text:span></text:p>
          </draw:text-box>
          <svg:title/>
          <svg:desc/>
        </draw:frame>
        <draw:frame draw:id="id258" presentation:style-name="a1071" draw:name="Content Placeholder 2" svg:x="1.62326in" svg:y="2.91667in" svg:width="10.9566in" svg:height="3.41667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SELECT name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FROM<text:s text:c="1"/></text:span></text:p>
              </text:list-item>
            </text:list>
          </draw:text-box>
          <svg:title/>
          <svg:desc/>
        </draw:frame>
      </draw:page>
      <draw:page draw:name="Slide15" draw:style-name="a1073" draw:master-page-name="Master1-Layout2-obj-Title-and-Content" presentation:presentation-page-layout-name="Master1-PPL2" draw:id="Slide-270">
        <draw:frame draw:id="id259" presentation:style-name="a1076" draw:name="Title 1" svg:x="1.62326in" svg:y="0.75in" svg:width="10.9566in" svg:height="1.91667in" presentation:class="title" presentation:placeholder="false">
          <draw:text-box>
            <text:p text:style-name="a1075" text:class-names="" text:cond-style-name=""><text:span text:style-name="a1074" text:class-names="">SQL – Result Arrangement</text:span></text:p>
          </draw:text-box>
          <svg:title/>
          <svg:desc/>
        </draw:frame>
        <draw:frame draw:id="id260" presentation:style-name="a1083" draw:name="Content Placeholder 2" svg:x="1.62326in" svg:y="2.91667in" svg:width="10.9566in" svg:height="3.41667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ORDER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LIMIT</text:span></text:p>
              </text:list-item>
            </text:list>
          </draw:text-box>
          <svg:title/>
          <svg:desc/>
        </draw:frame>
      </draw:page>
      <draw:page draw:name="Slide17" draw:style-name="a1085" draw:master-page-name="Master1-Layout2-obj-Title-and-Content" presentation:presentation-page-layout-name="Master1-PPL2" draw:id="Slide-272">
        <draw:frame draw:id="id261" presentation:style-name="a1090" draw:name="Title 1" svg:x="1.62326in" svg:y="0.75in" svg:width="10.9566in" svg:height="1.91667in" presentation:class="title" presentation:placeholder="false">
          <draw:text-box>
            <text:p text:style-name="a1089" text:class-names="" text:cond-style-name=""><text:span text:style-name="a1086" text:class-names="">SQL -<text:s text:c="1"/></text:span><text:span text:style-name="a1087" text:class-names="">Alias</text:span><text:span text:style-name="a1088" text:class-names=""/></text:p>
          </draw:text-box>
          <svg:title/>
          <svg:desc/>
        </draw:frame>
        <draw:frame draw:id="id262" presentation:style-name="a1109" draw:name="Content Placeholder 2" svg:x="1.62326in" svg:y="2.91667in" svg:width="10.9566in" svg:height="3.41667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Aliasing can be used to rename columns in a SELECT</text:span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SELECT id as new_id</text:span></text:p>
                  </text:list-item>
                </text:list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Aliasing can be used in the FROM statement to abbreviate table names</text:span></text:p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SELECT t.id<text:s text:c="1"/>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12" xlink:href="media/image1.png" xlink:show="embed" xlink:actuate="onLoad"/>
    <draw:fill-image draw:name="a673" xlink:href="media/image1.png" xlink:show="embed" xlink:actuate="onLoad"/>
    <draw:fill-image draw:name="a372" xlink:href="media/image1.png" xlink:show="embed" xlink:actuate="onLoad"/>
    <draw:fill-image draw:name="a812" xlink:href="media/image1.png" xlink:show="embed" xlink:actuate="onLoad"/>
    <draw:fill-image draw:name="a818" xlink:href="media/image1.png" xlink:show="embed" xlink:actuate="onLoad"/>
    <draw:fill-image draw:name="a1006" xlink:href="media/image1.png" xlink:show="embed" xlink:actuate="onLoad"/>
    <draw:fill-image draw:name="a626" xlink:href="media/image1.png" xlink:show="embed" xlink:actuate="onLoad"/>
    <draw:fill-image draw:name="a1084" xlink:href="media/image1.png" xlink:show="embed" xlink:actuate="onLoad"/>
    <draw:fill-image draw:name="a967" xlink:href="media/image1.png" xlink:show="embed" xlink:actuate="onLoad"/>
    <draw:fill-image draw:name="a171" xlink:href="media/image1.png" xlink:show="embed" xlink:actuate="onLoad"/>
    <draw:fill-image draw:name="a134" xlink:href="media/image1.png" xlink:show="embed" xlink:actuate="onLoad"/>
    <draw:fill-image draw:name="a542" xlink:href="media/image1.png" xlink:show="embed" xlink:actuate="onLoad"/>
    <draw:fill-image draw:name="a505" xlink:href="media/image1.png" xlink:show="embed" xlink:actuate="onLoad"/>
    <draw:fill-image draw:name="a913" xlink:href="media/image1.png" xlink:show="embed" xlink:actuate="onLoad"/>
    <draw:fill-image draw:name="a0" xlink:href="media/image1.png" xlink:show="embed" xlink:actuate="onLoad"/>
    <draw:fill-image draw:name="a1033" xlink:href="media/image1.png" xlink:show="embed" xlink:actuate="onLoad"/>
    <draw:fill-image draw:name="a1072" xlink:href="media/image1.png" xlink:show="embed" xlink:actuate="onLoad"/>
    <draw:fill-image draw:name="a886" xlink:href="media/image1.png" xlink:show="embed" xlink:actuate="onLoad"/>
    <draw:fill-image draw:name="a919" xlink:href="media/image1.png" xlink:show="embed" xlink:actuate="onLoad"/>
    <draw:fill-image draw:name="a994" xlink:href="media/image1.png" xlink:show="embed" xlink:actuate="onLoad"/>
    <draw:fill-image draw:name="a425" xlink:href="media/image1.png" xlink:show="embed" xlink:actuate="onLoad"/>
    <draw:fill-image draw:name="a763" xlink:href="media/image1.png" xlink:show="embed" xlink:actuate="onLoad"/>
    <draw:fill-image draw:name="a589" xlink:href="media/image1.png" xlink:show="embed" xlink:actuate="onLoad"/>
    <draw:fill-image draw:name="a1021" xlink:href="media/image1.png" xlink:show="embed" xlink:actuate="onLoad"/>
    <draw:fill-image draw:name="a465" xlink:href="media/image1.png" xlink:show="embed" xlink:actuate="onLoad"/>
    <draw:fill-image draw:name="a1060" xlink:href="media/image1.png" xlink:show="embed" xlink:actuate="onLoad"/>
    <draw:fill-image draw:name="a85" xlink:href="media/image1.png" xlink:show="embed" xlink:actuate="onLoad"/>
    <draw:fill-image draw:name="a49" xlink:href="media/image1.png" xlink:show="embed" xlink:actuate="onLoad"/>
    <draw:fill-image draw:name="a874" xlink:href="media/image1.png" xlink:show="embed" xlink:actuate="onLoad"/>
    <draw:fill-image draw:name="a943" xlink:href="media/image1.png" xlink:show="embed" xlink:actuate="onLoad"/>
    <draw:fill-image draw:name="a342" xlink:href="media/image1.png" xlink:show="embed" xlink:actuate="onLoad"/>
    <draw:fill-image draw:name="a236" xlink:href="media/image1.png" xlink:show="embed" xlink:actuate="onLoad"/>
    <draw:fill-image draw:name="a839" xlink:href="media/image1.png" xlink:show="embed" xlink:actuate="onLoad"/>
    <draw:fill-image draw:name="a714" xlink:href="media/image1.png" xlink:show="embed" xlink:actuate="onLoad"/>
    <draw:fill-image draw:name="a309" xlink:href="media/image1.png" xlink:show="embed" xlink:actuate="onLoad"/>
    <draw:fill-image draw:name="a985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4/2022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4/2022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4/2022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4/2022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4/2022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4/2022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4/2022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4/2022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4/2022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4/2022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4/2022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4/2022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4/2022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4/2022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4/2022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4/2022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4/2022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4/2022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2-01-25T01:41:59Z</dc:date>
    <meta:template xlink:href="TM03457496%5b%5bfn=Parallax%5d%5d" xlink:type="simple"/>
    <meta:editing-cycles>14</meta:editing-cycles>
    <meta:editing-duration>PT15077S</meta:editing-duration>
    <meta:document-statistic meta:paragraph-count="79" meta:word-count="518"/>
  </office:meta>
</office:document-meta>
</file>